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Standard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3"/>
    <style:style style:name="P2" style:family="paragraph" style:parent-style-name="Text_20_body" style:list-style-name="L4"/>
    <style:style style:name="P3" style:family="paragraph" style:parent-style-name="Text_20_body" style:list-style-name="L5"/>
    <style:style style:name="P4" style:family="paragraph" style:parent-style-name="Text_20_body" style:list-style-name="L6"/>
    <style:style style:name="P5" style:family="paragraph" style:parent-style-name="Text_20_body" style:list-style-name="L7"/>
    <style:style style:name="P6" style:family="paragraph" style:parent-style-name="Text_20_body" style:list-style-name="L8"/>
    <style:style style:name="P7" style:family="paragraph" style:parent-style-name="Text_20_body" style:list-style-name="L9"/>
    <style:style style:name="P8" style:family="paragraph" style:parent-style-name="Text_20_body" style:list-style-name="L10"/>
    <style:style style:name="P9" style:family="paragraph" style:parent-style-name="Text_20_body" style:list-style-name="L11"/>
    <style:style style:name="P10" style:family="paragraph" style:parent-style-name="Text_20_body" style:list-style-name="L12"/>
    <style:style style:name="P11" style:family="paragraph" style:parent-style-name="Text_20_body" style:list-style-name="L13"/>
    <style:style style:name="P12" style:family="paragraph" style:parent-style-name="Text_20_body" style:list-style-name="L14"/>
    <style:style style:name="P13" style:family="paragraph" style:parent-style-name="Text_20_body" style:list-style-name="L15"/>
    <style:style style:name="P14" style:family="paragraph" style:parent-style-name="Standard">
      <style:text-properties style:font-name="Calibri Light1" fo:font-size="18pt" fo:font-weight="bold" style:font-size-asian="18pt" style:font-weight-asian="bold" style:font-size-complex="18pt" style:font-weight-complex="bold"/>
    </style:style>
    <style:style style:name="P15" style:family="paragraph" style:parent-style-name="Heading_20_1"/>
    <style:style style:name="P16" style:family="paragraph" style:parent-style-name="Heading_20_2"/>
    <style:style style:name="P17" style:family="paragraph" style:parent-style-name="Header">
      <style:paragraph-properties fo:text-align="center" style:justify-single-word="false"/>
    </style:style>
    <style:style style:name="P18" style:family="paragraph" style:parent-style-name="Footer">
      <style:paragraph-properties fo:text-align="start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Styleguide</text:p>
      <text:h text:style-name="Heading_20_1" text:outline-level="1">Dokumente </text:h>
      <text:h text:style-name="Heading_20_2" text:outline-level="2">Benennung</text:h>
      <text:list xml:id="list3243826499431346145" text:style-name="L13">
        <text:list-item>
          <text:p text:style-name="P11">Dokumentenname beginnen mit einem Großbuchstaben</text:p>
        </text:list-item>
        <text:list-item>
          <text:p text:style-name="P11">Besteht eine Benennung aus mehreren Worten, wird durch einen Unterstrich getrennt</text:p>
        </text:list-item>
      </text:list>
      <text:h text:style-name="Heading_20_2" text:outline-level="2">Schriftarten -und größen</text:h>
      <text:list xml:id="list8200310723145752231" text:style-name="L3">
        <text:list-item>
          <text:p text:style-name="P1">Dokumentenüberschrift (nicht nummeriert, zB „Styleguide): CalibriLight, fett, 18pt</text:p>
        </text:list-item>
        <text:list-item>
          <text:p text:style-name="P1">Überschrif 1: Calibri Light, fett, 16pt</text:p>
        </text:list-item>
        <text:list-item>
          <text:p text:style-name="P1">Überschrift 2: Calibri Light, fett, 14pt</text:p>
        </text:list-item>
        <text:list-item>
          <text:p text:style-name="P1">Überschrift 3: Calibri Light, fett, 13pt</text:p>
        </text:list-item>
        <text:list-item>
          <text:p text:style-name="P1">Text: Calibri, standard, 12pt</text:p>
        </text:list-item>
        <text:list-item>
          <text:p text:style-name="P1">Text als Überschrift, Hervorhebung: Calibri, fett, 12pt</text:p>
        </text:list-item>
        <text:list-item>
          <text:p text:style-name="P1">(Bsp: Spaltenüberschriften, ID von Anforderungen...)</text:p>
        </text:list-item>
      </text:list>
      <text:h text:style-name="Heading_20_2" text:outline-level="2">Kopf- und Fußzeile</text:h>
      <text:list xml:id="list7534063754189533542" text:style-name="L4">
        <text:list-item>
          <text:p text:style-name="P2">Kopfzeile: Calibri, standard, zentriert, 10pt</text:p>
          <text:list>
            <text:list-item>
              <text:p text:style-name="P2">Text: HS Bremen, IFI, SoSe 2017 Programmierpraktikum</text:p>
            </text:list-item>
          </text:list>
        </text:list-item>
        <text:list-item>
          <text:p text:style-name="P2">Fußzeile: Calibri, standard 10pt</text:p>
          <text:list>
            <text:list-item>
              <text:p text:style-name="P2">Datum zentriert und Seitennummerierung rechtsbündig</text:p>
            </text:list-item>
            <text:list-item>
              <text:p text:style-name="P2">Text: Datum und Seitennummerierung: 3/45</text:p>
            </text:list-item>
          </text:list>
        </text:list-item>
      </text:list>
      <text:h text:style-name="Heading_20_1" text:outline-level="1">Quellcode</text:h>
      <text:h text:style-name="Heading_20_2" text:outline-level="2">Zeichenkodierung</text:h>
      <text:list xml:id="list1249933348419750917" text:style-name="L12">
        <text:list-item>
          <text:p text:style-name="P10">UTF-8</text:p>
        </text:list-item>
      </text:list>
      <text:h text:style-name="Heading_20_2" text:outline-level="2">Bennenung<text:tab/></text:h>
      <text:list xml:id="list8977801131333735632" text:style-name="L5">
        <text:list-item>
          <text:p text:style-name="P3">Klassen, Variablen, Methoden werden english benannt</text:p>
        </text:list-item>
        <text:list-item>
          <text:p text:style-name="P3">Namen, die aus mehreren Worten bestehen werden als Camelcase geschrieben</text:p>
          <text:list>
            <text:list-item>
              <text:p text:style-name="P3">Bsp: String newWishListName;</text:p>
            </text:list-item>
            <text:list-item>
              <text:p text:style-name="P3"><text:soft-page-break/>Bsp: public class WhishList;</text:p>
            </text:list-item>
            <text:list-item>
              <text:p text:style-name="P3">Bsp: public String getWhishListName();</text:p>
            </text:list-item>
          </text:list>
        </text:list-item>
      </text:list>
      <text:h text:style-name="Heading_20_3" text:outline-level="3">Klassen</text:h>
      <text:list xml:id="list6750144024816671707" text:style-name="L6">
        <text:list-item>
          <text:p text:style-name="P4">Beginnen mit Großbuchstaben</text:p>
          <text:list>
            <text:list-item>
              <text:p text:style-name="P4">Bsp: public class WhishList;</text:p>
            </text:list-item>
          </text:list>
        </text:list-item>
      </text:list>
      <text:h text:style-name="Heading_20_3" text:outline-level="3">Variablen</text:h>
      <text:list xml:id="list1343310598947644852" text:style-name="L7">
        <text:list-item>
          <text:p text:style-name="P5">Beginnen mit Kleinbuchstaben</text:p>
          <text:list>
            <text:list-item>
              <text:p text:style-name="P5">Bsp: int indexWhishList;</text:p>
            </text:list-item>
            <text:list-item>
              <text:p text:style-name="P5">Bsp: int i;</text:p>
            </text:list-item>
          </text:list>
        </text:list-item>
      </text:list>
      <text:h text:style-name="Heading_20_3" text:outline-level="3">Methoden</text:h>
      <text:list xml:id="list8031232839256032327" text:style-name="L8">
        <text:list-item>
          <text:p text:style-name="P6">Beginnen mit Kleinbuchstaben</text:p>
          <text:list>
            <text:list-item>
              <text:p text:style-name="P6">Bsp: public String getWhishListName();</text:p>
            </text:list-item>
            <text:list-item>
              <text:p text:style-name="P6">Bsp: private void connectDB();</text:p>
            </text:list-item>
          </text:list>
        </text:list-item>
      </text:list>
      <text:h text:style-name="Heading_20_2" text:outline-level="2">Quellcodeformatierung</text:h>
      <text:h text:style-name="Heading_20_3" text:outline-level="3">Zeilenlänge</text:h>
      <text:list xml:id="list4102321394779063560" text:style-name="L11">
        <text:list-item>
          <text:p text:style-name="P9">Zeilenlänge: maximal 150 Zeichen</text:p>
        </text:list-item>
      </text:list>
      <text:h text:style-name="Heading_20_3" text:outline-level="3">Einrückung</text:h>
      <text:list xml:id="list1924823294496160705" text:style-name="L10">
        <text:list-item>
          <text:p text:style-name="P8">Konstant nach gültigen Konventionen einrücken, mit Tabulator Taste</text:p>
        </text:list-item>
        <text:list-item>
          <text:p text:style-name="P8">Bsp:</text:p>
          <text:p text:style-name="P8">public class Example(){</text:p>
          <text:list>
            <text:list-header>
              <text:p text:style-name="P8">private String exampleString;</text:p>
              <text:p text:style-name="P8">public void main(String[] args){</text:p>
              <text:list>
                <text:list-header>
                  <text:p text:style-name="P8">if(true){</text:p>
                  <text:list>
                    <text:list-header>
                      <text:p text:style-name="P8">System.out.println(„xy“);</text:p>
                    </text:list-header>
                  </text:list>
                  <text:p text:style-name="P8">}</text:p>
                </text:list-header>
              </text:list>
              <text:p text:style-name="P8">}</text:p>
            </text:list-header>
          </text:list>
          <text:p text:style-name="P8">}</text:p>
        </text:list-item>
      </text:list>
      <text:h text:style-name="Heading_20_3" text:outline-level="3"><text:soft-page-break/>Leerzeichen</text:h>
      <text:list xml:id="list8455018315293579728" text:style-name="L14">
        <text:list-item>
          <text:p text:style-name="P12">Vor und nach Vergleichsoperatoren</text:p>
          <text:list>
            <text:list-item>
              <text:p text:style-name="P12">Bsp: if(zahl == 1){...}</text:p>
            </text:list-item>
            <text:list-item>
              <text:p text:style-name="P12">for(int i = 0; i &lt; array.length; i++){...}</text:p>
            </text:list-item>
          </text:list>
        </text:list-item>
      </text:list>
      <text:h text:style-name="Heading_20_2" text:outline-level="2">Kommentare</text:h>
      <text:list xml:id="list8250582788868265671" text:style-name="L9">
        <text:list-item>
          <text:p text:style-name="P7">Kommentare werden auf deutsch geschrieben</text:p>
        </text:list-item>
        <text:list-item>
          <text:p text:style-name="P7">Kommentare werden als javadoc Kommentare geschrieben</text:p>
        </text:list-item>
        <text:list-item>
          <text:p text:style-name="P7">Methoden kommentieren:</text:p>
          <text:p text:style-name="P7">/**Dies ist ein Kommentar text text text text text text text text text text text text text text </text:p>
          <text:p text:style-name="P7">* über mehrere Zeilen text text text text vtext text </text:p>
          <text:p text:style-name="P7"><text:a xlink:type="simple" xlink:href="mailto:*@param" text:style-name="Internet_20_link" text:visited-style-name="Visited_20_Internet_20_Link">*@param</text:a> eingabeparam</text:p>
          <text:p text:style-name="P7"><text:a xlink:type="simple" xlink:href="mailto:*@return" text:style-name="Internet_20_link" text:visited-style-name="Visited_20_Internet_20_Link">*@return</text:a> ausgabeparam</text:p>
          <text:p text:style-name="P7"><text:a xlink:type="simple" xlink:href="mailto:*@see" text:style-name="Internet_20_link" text:visited-style-name="Visited_20_Internet_20_Link">*@see</text:a> relevanteMethode</text:p>
          <text:p text:style-name="P7">*/</text:p>
        </text:list-item>
        <text:list-item>
          <text:p text:style-name="P7">Klassen kommentieren:</text:p>
          <text:p text:style-name="P7">/**Dies ist ein Kommentar text text text text text text text text text text text text text text </text:p>
          <text:p text:style-name="P7">* über mehrere Zeilen text text text text vtext text </text:p>
          <text:p text:style-name="P7"><text:a xlink:type="simple" xlink:href="mailto:*@author" text:style-name="Internet_20_link" text:visited-style-name="Visited_20_Internet_20_Link">*@author</text:a> Autorin</text:p>
          <text:p text:style-name="P7">*/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Standard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Calibri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Calibri Light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alibri Light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alibri Light" fo:font-size="13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10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HS Bremen, IFI, SoSe 2017 Programmierpraktikum</text:p>
      </style:header>
      <style:footer>
        <text:p text:style-name="MP2"><text:tab/><text:date style:data-style-name="N37" text:date-value="2017-05-05T18:20:58.23" text:fixed="true">05.05.17</text:date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skia Rütjerodt</meta:initial-creator>
    <meta:creation-date>2017-05-05T15:16:06.51</meta:creation-date>
    <dc:date>2017-05-05T18:22:38.01</dc:date>
    <dc:creator>Saskia Rütjerodt</dc:creator>
    <meta:editing-duration>PT3H6M33S</meta:editing-duration>
    <meta:editing-cycles>11</meta:editing-cycles>
    <meta:generator>OpenOffice/4.1.3$Win32 OpenOffice.org_project/413m1$Build-9783</meta:generator>
    <meta:document-statistic meta:table-count="0" meta:image-count="0" meta:object-count="0" meta:page-count="3" meta:paragraph-count="74" meta:word-count="363" meta:character-count="2365"/>
  </office:meta>
</office:document-meta>
</file>